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34727" officeooo:paragraph-rsid="00134727" style:font-weight-asian="bold" style:font-weight-complex="bold"/>
    </style:style>
    <style:style style:name="P2" style:family="paragraph" style:parent-style-name="Standard">
      <style:text-properties fo:language="en" fo:country="US" fo:font-weight="normal" officeooo:rsid="00134727" officeooo:paragraph-rsid="00134727" style:font-weight-asian="normal" style:font-weight-complex="normal"/>
    </style:style>
    <style:style style:name="P3" style:family="paragraph" style:parent-style-name="Text_20_body">
      <style:text-properties fo:language="en" fo:country="US" fo:font-weight="normal" officeooo:rsid="00134727" officeooo:paragraph-rsid="00134727" style:font-weight-asian="normal" style:font-weight-complex="normal"/>
    </style:style>
    <style:style style:name="P4" style:family="paragraph" style:parent-style-name="Standard">
      <style:text-properties fo:font-size="14pt" fo:language="en" fo:country="US" fo:font-weight="bold" officeooo:rsid="00134727" officeooo:paragraph-rsid="0013472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fo:font-weight="bold" officeooo:rsid="00153360" officeooo:paragraph-rsid="0015336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fo:language="en" fo:country="US" fo:font-weight="bold" officeooo:rsid="00134727" officeooo:paragraph-rsid="0013472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fo:language="en" fo:country="US" fo:font-weight="normal" officeooo:rsid="00153360" officeooo:paragraph-rsid="00153360" style:font-size-asian="12pt" style:font-weight-asian="normal" style:font-size-complex="12pt" style:font-weight-complex="normal"/>
    </style:style>
    <style:style style:name="P8" style:family="paragraph" style:parent-style-name="Heading_20_2">
      <style:text-properties fo:font-size="14pt" fo:language="en" fo:country="US" fo:font-weight="bold" officeooo:rsid="0015e5d4" officeooo:paragraph-rsid="0015e5d4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text-properties fo:font-size="12pt" officeooo:rsid="00153360" officeooo:paragraph-rsid="00153360" style:font-size-asian="12pt" style:font-size-complex="12pt"/>
    </style:style>
    <style:style style:name="P10" style:family="paragraph" style:parent-style-name="Standard" style:list-style-name="L2">
      <style:text-properties fo:font-size="12pt" fo:language="en" fo:country="US" fo:font-weight="normal" officeooo:rsid="00153360" officeooo:paragraph-rsid="0015336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fo:font-weight="normal" officeooo:rsid="00196d93" officeooo:paragraph-rsid="00196d93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US" fo:font-weight="normal" officeooo:rsid="001a9e95" officeooo:paragraph-rsid="001a9e95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4pt" fo:language="en" fo:country="US" fo:font-weight="normal" officeooo:rsid="00196d93" officeooo:paragraph-rsid="00196d93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en" fo:country="US" fo:font-weight="bold" officeooo:rsid="00196d93" officeooo:paragraph-rsid="00196d93" style:font-size-asian="14pt" style:font-weight-asian="bold" style:font-size-complex="14pt" style:font-weight-complex="bold"/>
    </style:style>
    <style:style style:name="P15" style:family="paragraph" style:parent-style-name="Text_20_body" style:list-style-name="L1">
      <style:text-properties officeooo:paragraph-rsid="00134727"/>
    </style:style>
    <style:style style:name="P16" style:family="paragraph" style:parent-style-name="Text_20_body" style:list-style-name="L1">
      <style:text-properties fo:language="en" fo:country="US" fo:font-weight="normal" officeooo:rsid="00134727" officeooo:paragraph-rsid="00134727" style:font-weight-asian="normal" style:font-weight-complex="normal"/>
    </style:style>
    <style:style style:name="P17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bold" officeooo:rsid="0015e5d4" officeooo:paragraph-rsid="0015e5d4" style:font-size-asian="12pt" style:font-weight-asian="bold" style:font-size-complex="12pt" style:font-weight-complex="bold"/>
    </style:style>
    <style:style style:name="P18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bold" officeooo:rsid="001a9e95" officeooo:paragraph-rsid="001a9e95" style:font-size-asian="12pt" style:font-weight-asian="bold" style:font-size-complex="12pt" style:font-weight-complex="bold"/>
    </style:style>
    <style:style style:name="P19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bold" officeooo:rsid="001c4773" officeooo:paragraph-rsid="001c4773" style:font-size-asian="12pt" style:font-weight-asian="bold" style:font-size-complex="12pt" style:font-weight-complex="bold"/>
    </style:style>
    <style:style style:name="P20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5e5d4" officeooo:paragraph-rsid="00196d9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7b037" officeooo:paragraph-rsid="00196d93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96d93" officeooo:paragraph-rsid="00196d93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size="12pt" fo:language="en" fo:country="US" fo:font-weight="normal" officeooo:rsid="00196d93" officeooo:paragraph-rsid="00196d93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>
        <style:tab-stops>
          <style:tab-stop style:position="3.429cm"/>
        </style:tab-stops>
      </style:paragraph-properties>
      <style:text-properties fo:font-size="12pt" fo:language="en" fo:country="US" fo:font-weight="normal" officeooo:rsid="00196d93" officeooo:paragraph-rsid="0015e5d4" style:font-size-asian="10.5pt" style:font-weight-asian="normal" style:font-size-complex="12pt" style:font-weight-complex="normal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language="en" fo:country="US" fo:font-weight="normal" officeooo:rsid="0015e5d4" style:font-weight-asian="normal" style:font-weight-complex="normal"/>
    </style:style>
    <style:style style:name="T3" style:family="text">
      <style:text-properties officeooo:rsid="00153360"/>
    </style:style>
    <style:style style:name="T4" style:family="text">
      <style:text-properties officeooo:rsid="0017b037"/>
    </style:style>
    <style:style style:name="T5" style:family="text">
      <style:text-properties officeooo:rsid="00196d93"/>
    </style:style>
    <style:style style:name="T6" style:family="text">
      <style:text-properties officeooo:rsid="001a9e9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4773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ventory management system project requirements and objectives</text:p>
      <text:p text:style-name="P1"/>
      <text:p text:style-name="P1"/>
      <text:p text:style-name="P4">Defining project requirements</text:p>
      <text:p text:style-name="P1"/>
      <text:p text:style-name="P3">Create a console application where users can manage product stock. Users should be able to add new products, update stock, and remove products.</text:p>
      <text:p text:style-name="P3">1. Functional requirements</text:p>
      <text:list xml:id="list2063875557" text:style-name="L1">
        <text:list-item>
          <text:p text:style-name="P16">Add new products with name, price, and stock quantity.</text:p>
        </text:list-item>
        <text:list-item>
          <text:p text:style-name="P15">Update stock when products are sold or restocked.</text:p>
        </text:list-item>
        <text:list-item>
          <text:p text:style-name="P15">View all products and their stock levels.</text:p>
        </text:list-item>
        <text:list-item>
          <text:p text:style-name="P15">Remove products from inventory.</text:p>
        </text:list-item>
      </text:list>
      <text:p text:style-name="P3">2. Non-functional requirements</text:p>
      <text:p text:style-name="P2"><text:s/>​<text:span text:style-name="T3">Th</text:span>e app should have a console interface that's ​intuitive and that allows admin to add new products with price and quantity, update stock when products are sold or restocked, ​view all products and their stock level, and remove products from the inventory. The app should quickly <text:span text:style-name="T3">and within seconds </text:span>perform the requested operation and confirm to the admin when it is completed.</text:p>
      <text:p text:style-name="P2"/>
      <text:p text:style-name="P5">Setting project objectives</text:p>
      <text:p text:style-name="P5"/>
      <text:p text:style-name="P7">The project should be completed in 7 days.</text:p>
      <text:list xml:id="list1749284342" text:style-name="L2">
        <text:list-item>
          <text:p text:style-name="P10">Day 1 and Day 2: Create a design outline that will include breaking problem into modules and plan coding components. Also by end of they day 2 a flowchart must be completed that will showcase the flow of the entire project.</text:p>
        </text:list-item>
        <text:list-item>
          <text:p text:style-name="P10">Day 3: Setting up the required variables, main class and function logic.</text:p>
        </text:list-item>
        <text:list-item>
          <text:p text:style-name="P10">Day 4 to Day 5: Develop methods responsible for program functionality and test them.</text:p>
        </text:list-item>
        <text:list-item>
          <text:p text:style-name="P10">Day 6: Implement methods in the main program logic and test it.</text:p>
        </text:list-item>
        <text:list-item>
          <text:p text:style-name="P9"><text:span text:style-name="T1">Day 7: Submit project </text:span><text:span text:style-name="T2">for review.</text:span></text:p>
        </text:list-item>
      </text:list>
      <text:h text:style-name="P8" text:outline-level="2">Design outline</text:h>
      <text:p text:style-name="P17"><text:s text:c="4"/>Modules:</text:p>
      <text:p text:style-name="P18">1. <text:span text:style-name="T7">Add new product – manages all functions related to adding new product</text:span></text:p>
      <text:p text:style-name="P18"><text:span text:style-name="T7">2. Update stock – manages all functions related to update stock levels</text:span></text:p>
      <text:p text:style-name="P18"><text:span text:style-name="T7">3. </text:span><text:span text:style-name="T8">View all products and stock levels – allows products to be displayed with their stock levels.</text:span></text:p>
      <text:p text:style-name="P19"><text:span text:style-name="T8">4. </text:span><text:span text:style-name="T7">Remove products – allows products to be removed from the invetory.</text:span></text:p>
      <text:p text:style-name="P24"/>
      <text:p text:style-name="P14"><text:soft-page-break/>Plan coding components:</text:p>
      <text:p text:style-name="P14"/>
      <text:p text:style-name="P11">1. Variables:</text:p>
      <text:p text:style-name="P11">bool programContinues = true – Controls program Main Loop.</text:p>
      <text:p text:style-name="P11">list string products = {} - The list will contain products that will be added or removed.</text:p>
      <text:p text:style-name="P11">list double prices = {} - The list will contain products prices.</text:p>
      <text:p text:style-name="P11">list int quantities = {} - The list will contain products quantities.</text:p>
      <text:p text:style-name="P11"/>
      <text:p text:style-name="P11">2. Loops</text:p>
      <text:p text:style-name="P11">While loop will control the main execution of the program through programContinues variable.</text:p>
      <text:p text:style-name="P12">For loop to find if a product is in the products list or return -1 if not.</text:p>
      <text:p text:style-name="P12">For loop to through products and display them and their quantities.</text:p>
      <text:p text:style-name="P11"/>
      <text:p text:style-name="P11"><text:span text:style-name="T6">3</text:span>. Conditional statements</text:p>
      <text:p text:style-name="P11"/>
      <text:p text:style-name="P12">Switch statement to determent the correct operation in the main function.</text:p>
      <text:p text:style-name="P12">If-else statement to check whether products is in products</text:p>
      <text:p text:style-name="P12">If-else statements to validate inputs.</text:p>
      <text:p text:style-name="P11"/>
      <text:p text:style-name="P11"><text:span text:style-name="T6">4</text:span>. Methods:</text:p>
      <text:p text:style-name="P13"/>
      <text:p text:style-name="P20">1. <text:span text:style-name="T4">static void </text:span>AddNewProduct(string name, double price, int quantity): method will receive product name, price and quantity and will be added to the inve<text:span text:style-name="T4">n</text:span>tory. <text:span text:style-name="T4">Display confirmation message </text:span><text:span text:style-name="T5">or Error Message if product already inside.</text:span></text:p>
      <text:p text:style-name="P20">2. <text:span text:style-name="T4">static void UpdateStock(string operation, string product, int amount): Updating product stock level depending on operation:</text:span></text:p>
      <text:p text:style-name="P21">sold – removes the amount from the quantity. </text:p>
      <text:p text:style-name="P22">Restock – increase the quantity of the product by the amount</text:p>
      <text:p text:style-name="P21">3. static void DisplayInventory(): <text:s/>Method loops through inventory and displays products and quantities.</text:p>
      <text:p text:style-name="P21">4. static void RemoveProduct(string product): Remove product and it’s quantity from the inventory.</text:p>
      <text:p text:style-name="P23">5. static void ExitMainLoop(): Sets loop control variable to false to stop the execution of the program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22T19:04:36.741000000</dc:date>
    <meta:editing-duration>PT17M23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45" meta:word-count="524" meta:character-count="3261" meta:non-whitespace-character-count="2774"/>
  </office:meta>
</office:document-meta>
</file>